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9e6" officeooo:paragraph-rsid="000209e6"/>
    </style:style>
    <style:style style:name="P2" style:family="paragraph" style:parent-style-name="Standard">
      <style:text-properties officeooo:rsid="00024e50" officeooo:paragraph-rsid="00024e50"/>
    </style:style>
    <style:style style:name="P3" style:family="paragraph" style:parent-style-name="Standard">
      <style:text-properties officeooo:rsid="00037f4b" officeooo:paragraph-rsid="00037f4b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3 Cybersecurity Research</text:p>
      <text:p text:style-name="P1"/>
      <text:p text:style-name="P1">On may 7<text:span text:style-name="T1">th</text:span> the hacker ground Darkside installed malware on the Colonial Pipeline computer system leaving the company no choice but to shut down their pipeline. <text:s/>The pipeline is responsible for moving half the oil and gas on the east coast of the US.. <text:s/>The group, which is based out of Eastern Europe, is said to be entirely A-political and looks only to ransom companies for money.</text:p>
      <text:p text:style-name="P1"/>
      <text:p text:style-name="P2">The exact way they hacked into Colonial is not yet known. <text:s/>That being said their main method for hacking was </text:p>
      <text:p text:style-name="P1"/>
      <text:p text:style-name="P3">The company has lost 10’s of million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1-06-17T16:21:39.426000000</dc:date>
    <meta:editing-duration>PT5M28S</meta:editing-duration>
    <meta:editing-cycles>2</meta:editing-cycles>
    <meta:document-statistic meta:table-count="0" meta:image-count="0" meta:object-count="0" meta:page-count="1" meta:paragraph-count="4" meta:word-count="98" meta:character-count="556" meta:non-whitespace-character-count="458"/>
  </office:meta>
</office:document-meta>
</file>